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609" calcext:value-type="float">
            <text:p>60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707" calcext:value-type="float">
            <text:p>70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431" calcext:value-type="float">
            <text:p>4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629" calcext:value-type="float">
            <text:p>62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205" calcext:value-type="float">
            <text:p>205</text:p>
          </table:table-cell>
          <table:table-cell office:value-type="float" office:value="883" calcext:value-type="float">
            <text:p>8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414" calcext:value-type="float">
            <text:p>41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463" calcext:value-type="float">
            <text:p>46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2" calcext:value-type="float">
            <text:p>92</text:p>
          </table:table-cell>
          <table:table-cell office:value-type="float" office:value="294" calcext:value-type="float">
            <text:p>294</text:p>
          </table:table-cell>
          <table:table-cell office:value-type="float" office:value="1809" calcext:value-type="float">
            <text:p>180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452" calcext:value-type="float">
            <text:p>45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467" calcext:value-type="float">
            <text:p>46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 office:value-type="float" office:value="1854" calcext:value-type="float">
            <text:p>1854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381" calcext:value-type="float">
            <text:p>38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869" calcext:value-type="float">
            <text:p>86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699" calcext:value-type="float">
            <text:p>69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8" calcext:value-type="float">
            <text:p>98</text:p>
          </table:table-cell>
          <table:table-cell office:value-type="float" office:value="305" calcext:value-type="float">
            <text:p>305</text:p>
          </table:table-cell>
          <table:table-cell office:value-type="float" office:value="1581" calcext:value-type="float">
            <text:p>158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27" calcext:value-type="float">
            <text:p>3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29" calcext:value-type="float">
            <text:p>2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586" calcext:value-type="float">
            <text:p>58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619" calcext:value-type="float">
            <text:p>61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332" calcext:value-type="float">
            <text:p>33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541" calcext:value-type="float">
            <text:p>54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426" calcext:value-type="float">
            <text:p>42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float" office:value="644" calcext:value-type="float">
            <text:p>64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float" office:value="669" calcext:value-type="float">
            <text:p>66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699" calcext:value-type="float">
            <text:p>69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69" calcext:value-type="float">
            <text:p>26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9" calcext:value-type="float">
            <text:p>89</text:p>
          </table:table-cell>
          <table:table-cell office:value-type="float" office:value="267" calcext:value-type="float">
            <text:p>267</text:p>
          </table:table-cell>
          <table:table-cell office:value-type="float" office:value="1189" calcext:value-type="float">
            <text:p>118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73" calcext:value-type="float">
            <text:p>27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